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b7658" officeooo:paragraph-rsid="001b7658"/>
    </style:style>
    <style:style style:name="P2" style:family="paragraph" style:parent-style-name="Standard">
      <style:text-properties officeooo:rsid="001b7658" officeooo:paragraph-rsid="001c39eb"/>
    </style:style>
    <style:style style:name="P3" style:family="paragraph" style:parent-style-name="Standard">
      <style:text-properties officeooo:rsid="001c39eb" officeooo:paragraph-rsid="001c39eb"/>
    </style:style>
    <style:style style:name="P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c39eb" officeooo:paragraph-rsid="001c39eb"/>
    </style:style>
    <style:style style:name="T1" style:family="text">
      <style:text-properties officeooo:rsid="001c39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aplikációt azonosító pdf letöltése.</text:p>
      <text:p text:style-name="P1"/>
      <text:p text:style-name="P1">Töltse le a jelen leírás végén található link segitségével a használni kívánt aplikáció azonosítóját tartalmazó pdf fájlt.</text:p>
      <text:p text:style-name="P1"/>
      <text:p text:style-name="P1"/>
      <text:p text:style-name="P1">A legtöbb böngésző program/ op.rendszer alapértelmezé szerint a „Letöltések” vagy „/home/usernév/Letöltések” vagy „Downloads” vagy „home/usernév/Downloads” nevű rendszer könyvtárba helyezi el a letöltött állományt. <text:s/>Letöltés után ellenörizze, hogy meg találja-e a fájlt a gépén, ugyanis erre a továbbiakban szükség lesz!</text:p>
      <text:p text:style-name="P1"/>
      <text:p text:style-name="P1">Letöltési link</text:p>
      <text:p text:style-name="P1"/>
      <text:p text:style-name="P1"/>
      <text:p text:style-name="P2">2. Most az elöző lépésben letöltött pdf fájlt <text:s/>aláírással kell elátnia. Az aláírás folyamán a fájlba az ön személyes adatait tartalmazó információk kerülnek, és az aláírás igazolja az Ön személyazonosságát. Az aláírás a magyar kormány nyilvános aláírás szolgáltatásával történik, az aláírásról a kormány nem tárol adatokat. A jelen leírás alján található linkre kattintva, új oldalon nyilik meg az aláíró rendszer. Itt a „??????????????” linket használva fel kell töltenie az előző lépsben a saját gépére letöltött pdf fájlt. (fájlnév: xxxxxxxxxxxx). Be kell jelölnie a „xxxxxxxxx” opciót és a „xxxxxxxx” gombra kell kattintania.</text:p>
      <text:p text:style-name="P2"/>
      <text:p text:style-name="P2"><text:span text:style-name="T1">Aláíró sw-re mutató link (új fül)</text:span><text:line-break/><text:line-break/>Hamarosan megjelenik a „xxxxxxxxxx” gomb, ennek segitségével az immár aláírt pdf fájlt le kell töltenie a saját gépére. (ugyanoda kerül ahová az első lépésben letöltött fájl került).</text:p>
      <text:p text:style-name="P1"/>
      <text:p text:style-name="P2">3. Most térjen vissza a regisztrációs programot tartalmazó böngészü fülre és it töltse fel az aláírt pdf fájlt. Ezután a program ell<text:span text:style-name="T1">e</text:span>nörzi az aláírást, és azt, hogy Ön nem regsztrált-e már korábban ebbe az aplikációba.</text:p>
      <text:p text:style-name="P2"><text:span text:style-name="T1">Ha Ön már regisztrált akkor a program kiirja az ön belépési nevét, és a login képernyőre jut.</text:span></text:p>
      <text:p text:style-name="P2">Ha minden rendben van akkor megjelenik egy képernyő ahol bejelentkezési nevet és jelszót kell megadnia. <text:span text:style-name="T1">Csak olyan nevet fogad el a program amilyen még nem szerepel az adott aplikáció felhasználói között.</text:span> </text:p>
      <text:p text:style-name="P1"/>
      <text:p text:style-name="P3">Aláírt pdf feltöltő form</text:p>
      <text:p text:style-name="P3"/>
      <text:p text:style-name="P3"/>
      <text:p text:style-name="P1"/>
      <text:p text:style-name="P1"/>
      <text:p text:style-name="P4">Elfelejtett jelszó kezelés</text:p>
      <text:p text:style-name="P3"/>
      <text:p text:style-name="P3">Új regisztrációhoz hasonló folyamat:</text:p>
      <text:p text:style-name="P3">1. app azonosító pdf letöltés</text:p>
      <text:p text:style-name="P3">2. aláírás</text:p>
      <text:p text:style-name="P3">3. aláírt pdf feltöltés + username</text:p>
      <text:p text:style-name="P3">4. ellenörzés – az a jó ha érvényes aláírás és már van ilyen regist!</text:p>
      <text:p text:style-name="P3">5. új jelszó megadása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3:39:30.621803606</meta:creation-date>
    <meta:generator>LibreOffice/5.3.0.3$Linux_X86_64 LibreOffice_project/7074905676c47b82bbcfbea1aeefc84afe1c50e1</meta:generator>
    <dc:date>2019-07-16T13:59:41.851384213</dc:date>
    <meta:editing-duration>PT6M8S</meta:editing-duration>
    <meta:editing-cycles>1</meta:editing-cycles>
    <meta:document-statistic meta:table-count="0" meta:image-count="0" meta:object-count="0" meta:page-count="1" meta:paragraph-count="17" meta:word-count="311" meta:character-count="2104" meta:non-whitespace-character-count="1805"/>
  </office:meta>
</office:document-meta>
</file>